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rriweather" svg:font-family="Merriweather, Georgia, 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c86c" officeooo:paragraph-rsid="0007c86c"/>
    </style:style>
    <style:style style:name="P2" style:family="paragraph" style:parent-style-name="Standard">
      <style:paragraph-properties fo:text-align="start" style:justify-single-word="false"/>
      <style:text-properties officeooo:rsid="0007c86c" officeooo:paragraph-rsid="0007c86c"/>
    </style:style>
    <style:style style:name="P3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/>
      <style:text-properties officeooo:paragraph-rsid="0007c86c"/>
    </style:style>
    <style:style style:name="P4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/>
      <style:text-properties officeooo:paragraph-rsid="0007c86c"/>
    </style:style>
    <style:style style:name="P5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/>
      <style:text-properties officeooo:paragraph-rsid="0008f8bd"/>
    </style:style>
    <style:style style:name="T1" style:family="text">
      <style:text-properties officeooo:rsid="0007c86c"/>
    </style:style>
    <style:style style:name="T2" style:family="text">
      <style:text-properties fo:font-variant="normal" fo:text-transform="none" fo:color="#444444" style:font-name="Merriweather" fo:font-size="12pt" fo:letter-spacing="normal" fo:font-style="normal" fo:font-weight="normal"/>
    </style:style>
    <style:style style:name="T3" style:family="text">
      <style:text-properties fo:font-variant="normal" fo:text-transform="none" fo:color="#444444" style:font-name="Liberation Serif" fo:font-size="12pt" fo:letter-spacing="normal" fo:font-style="normal" fo:font-weight="normal"/>
    </style:style>
    <style:style style:name="T4" style:family="text">
      <style:text-properties fo:font-variant="normal" fo:text-transform="none" fo:color="#444444" style:font-name="Liberation Serif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000000" style:font-name="Liberation Serif" fo:font-size="11pt" fo:letter-spacing="normal" fo:font-style="normal" fo:font-weight="normal" officeooo:rsid="0008f8bd" style:font-size-asian="11pt" style:font-size-complex="11pt"/>
    </style:style>
    <style:style style:name="T7" style:family="text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222222" style:font-name="Liberation Serif" fo:font-size="12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 style:font-size-asian="11pt" style:font-size-complex="11pt"/>
    </style:style>
    <style:style style:name="T10" style:family="text">
      <style:text-properties officeooo:rsid="0008f8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Artes</text:p>
      <text:p text:style-name="P1"/>
      <text:p text:style-name="P1"/>
      <text:p text:style-name="P2">1-<text:span text:style-name="T10">São retratos que mostram com eles eram.</text:span></text:p>
      <text:p text:style-name="P3"/>
      <text:p text:style-name="P4"><text:span text:style-name="T1">2-</text:span><text:span text:style-name="T5">Explorado por seus inventores e experimentado em todos os processos e formatos, foi o retrato que celebrizou alguns dos mais importantes nomes da história da fotografia, que dele se valeram para documentar, encenar, idealizar, conhecer e dar a conhecer, provocar e refletir, através das mais diversas estratégias.</text:span></text:p>
      <text:p text:style-name="P4"><text:span text:style-name="T5"/></text:p>
      <text:p text:style-name="P5"><text:span text:style-name="T6">3-</text:span><text:span text:style-name="T5">A fotografia é mais do que um registro é um bem precioso quando está relacionado a um fato histórico. Nos ajuda a entender o mundo em diversas óticas. Uma vez que a fotografia possa ser utilizada como recurso de registro ou até mesmo como arte, sendo de suma importância para o jornalismo e para a publicidad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rriweather" svg:font-family="Merriweather, Georgia, 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0:40:33.661433490</meta:creation-date>
    <dc:date>2020-10-02T10:46:38.419795817</dc:date>
    <meta:editing-duration>PT6M5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4" meta:word-count="113" meta:character-count="686" meta:non-whitespace-character-count="577"/>
  </office:meta>
</office:document-meta>
</file>